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7.012cm" fo:min-width="21.496cm"/>
    </style:style>
    <style:style style:name="gr21" style:family="graphic" style:parent-style-name="standard">
      <style:graphic-properties draw:textarea-horizontal-align="justify" draw:textarea-vertical-align="middle" draw:auto-grow-height="false" fo:min-height="0.61cm" fo:min-width="2.91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1.33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7.7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tyle="italic" style:font-style-asian="italic" style:font-style-complex="italic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72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701cm" svg:y="9.72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662cm" svg:y="7.615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906cm" svg:height="0.952cm" svg:x="2.386cm" svg:y="18.98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0.022cm" svg:x1="11.404cm" svg:y1="13.765cm" svg:x2="9.421cm" svg:y2="14.859cm" draw:start-shape="id4" draw:start-glue-point="2" draw:end-shape="id3" svg:d="M11404 13765v570h-1983v524" svg:viewBox="0 0 1984 1095">
          <text:p/>
        </draw:connector>
        <draw:connector draw:style-name="gr5" draw:text-style-name="P2" draw:layer="layout" draw:line-skew="1.057cm" svg:x1="9.421cm" svg:y1="15.811cm" svg:x2="15.404cm" svg:y2="18.997cm" draw:start-shape="id3" draw:start-glue-point="2" draw:end-shape="id2" draw:end-glue-point="0" svg:d="M9421 15811v2651h5983v535" svg:viewBox="0 0 5984 3187">
          <text:p/>
        </draw:connector>
        <draw:connector draw:style-name="gr6" draw:text-style-name="P2" draw:layer="layout" draw:line-skew="-1.036cm" svg:x1="11.404cm" svg:y1="13.765cm" svg:x2="5.424cm" svg:y2="16.975cm" draw:start-shape="id4" draw:start-glue-point="2" draw:end-shape="id5" svg:d="M11404 13765v570h-5980v2640" svg:viewBox="0 0 5981 3211">
          <text:p/>
        </draw:connector>
        <draw:connector draw:style-name="gr7" draw:text-style-name="P2" draw:layer="layout" draw:line-skew="2.08cm" svg:x1="11.404cm" svg:y1="13.765cm" svg:x2="15.404cm" svg:y2="18.997cm" draw:start-shape="id4" draw:start-glue-point="2" draw:end-shape="id2" draw:end-glue-point="0" svg:d="M11404 13765v4697h4000v535" svg:viewBox="0 0 4001 5233">
          <text:p/>
        </draw:connector>
        <draw:connector draw:style-name="gr8" draw:text-style-name="P2" draw:layer="layout" draw:line-skew="-1.036cm" svg:x1="11.404cm" svg:y1="13.765cm" svg:x2="7.56cm" svg:y2="16.975cm" draw:start-shape="id4" draw:start-glue-point="2" draw:end-shape="id1" draw:end-glue-point="0" svg:d="M11404 13765v570h-3844v2640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308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2.833cm" svg:x1="13.344cm" svg:y1="12.26cm" svg:x2="15.404cm" svg:y2="18.997cm" draw:start-shape="id6" draw:start-glue-point="2" draw:end-shape="id2" draw:end-glue-point="0" svg:d="M13344 12260v6202h2060v535" svg:viewBox="0 0 2061 6738">
          <text:p/>
        </draw:connector>
        <draw:connector draw:style-name="gr11" draw:text-style-name="P2" draw:layer="layout" draw:line-skew="1.555cm" svg:x1="15.403cm" svg:y1="10.672cm" svg:x2="15.404cm" svg:y2="18.997cm" draw:start-shape="id7" draw:start-glue-point="2" draw:end-shape="id2" draw:end-glue-point="0" svg:d="M15403 10672v5718h1v2607" svg:viewBox="0 0 2 8326">
          <text:p/>
        </draw:connector>
        <draw:connector draw:style-name="gr12" draw:text-style-name="P2" draw:layer="layout" draw:line-skew="3.627cm" svg:x1="17.654cm" svg:y1="10.672cm" svg:x2="15.404cm" svg:y2="18.997cm" draw:start-shape="id8" draw:start-glue-point="2" draw:end-shape="id2" draw:end-glue-point="0" svg:d="M17654 10672v7790h-2250v535" svg:viewBox="0 0 2251 8326">
          <text:p/>
        </draw:connector>
        <draw:connector draw:style-name="gr13" draw:text-style-name="P2" draw:layer="layout" draw:line-skew="4.679cm" svg:x1="19.615cm" svg:y1="8.567cm" svg:x2="15.404cm" svg:y2="18.997cm" draw:start-shape="id9" draw:start-glue-point="2" draw:end-shape="id2" draw:end-glue-point="0" svg:d="M19615 8567v9895h-4211v535" svg:viewBox="0 0 4212 10431">
          <text:p/>
        </draw:connector>
        <draw:connector draw:style-name="gr14" draw:text-style-name="P2" draw:layer="layout" draw:line-skew="-0.207cm" svg:x1="19.615cm" svg:y1="8.567cm" svg:x2="15.403cm" svg:y2="9.72cm" draw:start-shape="id9" draw:end-shape="id7" draw:end-glue-point="0" svg:d="M19615 8567v370h-4212v783" svg:viewBox="0 0 4213 1154">
          <text:p/>
        </draw:connector>
        <draw:connector draw:style-name="gr15" draw:text-style-name="P2" draw:layer="layout" draw:line-skew="-0.207cm" svg:x1="19.615cm" svg:y1="8.567cm" svg:x2="17.654cm" svg:y2="9.72cm" draw:start-shape="id9" draw:start-glue-point="2" draw:end-shape="id8" draw:end-glue-point="0" svg:d="M19615 8567v370h-1961v783" svg:viewBox="0 0 1962 1154">
          <text:p/>
        </draw:connector>
        <draw:custom-shape draw:style-name="gr1" draw:text-style-name="P1" xml:id="id10" draw:id="id10" draw:layer="layout" svg:width="1.906cm" svg:height="0.952cm" svg:x="21.563cm" svg:y="7.616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4.679cm" svg:x1="22.516cm" svg:y1="8.568cm" svg:x2="15.404cm" svg:y2="18.997cm" draw:start-shape="id10" draw:start-glue-point="2" draw:end-shape="id2" draw:end-glue-point="0" svg:d="M22516 8568v9894h-7112v535" svg:viewBox="0 0 7113 10430">
          <text:p/>
        </draw:connector>
        <draw:custom-shape draw:style-name="gr1" draw:text-style-name="P1" xml:id="id11" draw:id="id11" draw:layer="layout" svg:width="1.906cm" svg:height="0.952cm" svg:x="20.064cm" svg:y="5.617cm">
          <text:p text:style-name="P1">dat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017cm" svg:y1="6.569cm" svg:x2="22.516cm" svg:y2="7.616cm" draw:start-shape="id11" draw:start-glue-point="2" draw:end-shape="id10" draw:end-glue-point="0" svg:d="M21017 6569v463h1499v584" svg:viewBox="0 0 1500 1048">
          <text:p/>
        </draw:connector>
        <draw:connector draw:style-name="gr18" draw:text-style-name="P2" draw:layer="layout" draw:line-skew="5.678cm" svg:x1="21.017cm" svg:y1="6.569cm" svg:x2="15.404cm" svg:y2="18.997cm" draw:start-shape="id11" draw:start-glue-point="2" draw:end-shape="id2" draw:end-glue-point="0" svg:d="M21017 6569v11893h-5613v535" svg:viewBox="0 0 5614 12429">
          <text:p/>
        </draw:connector>
        <draw:frame draw:style-name="gr19" draw:text-style-name="P4" draw:layer="layout" svg:width="22.025cm" svg:height="0.962cm" svg:x="1.835cm" svg:y="2.922cm">
          <draw:text-box>
            <text:p text:style-name="P3"><text:span text:style-name="T1">webrtc-rs crates dependency graph</text:span></text:p>
          </draw:text-box>
        </draw:frame>
        <draw:custom-shape draw:style-name="gr20" draw:text-style-name="P2" draw:layer="layout" svg:width="21.996cm" svg:height="17.262cm" svg:x="1.852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4" draw:id="id14" draw:layer="layout" svg:width="3.505cm" svg:height="0.952cm" svg:x="16.265cm" svg:y="5.618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93cm" svg:height="0.952cm" svg:x="13.965cm" svg:y="5.619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2" draw:id="id12" draw:layer="layout" svg:width="18.39cm" svg:height="0.952cm" svg:x="4.15cm" svg:y="3.819cm">
          <text:p text:style-name="P1">web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-6.749cm" svg:x1="13.345cm" svg:y1="4.771cm" svg:x2="3.339cm" svg:y2="18.98cm" draw:start-shape="id12" draw:start-glue-point="2" draw:end-shape="id13" draw:end-glue-point="0" svg:d="M13345 4771v356h-10006v13853" svg:viewBox="0 0 10007 14210">
          <text:p/>
        </draw:connector>
        <draw:connector draw:style-name="gr11" draw:text-style-name="P2" draw:layer="layout" draw:line-skew="-4.672cm" svg:x1="13.345cm" svg:y1="4.771cm" svg:x2="8.324cm" svg:y2="14.325cm" draw:start-shape="id12" draw:start-glue-point="2" svg:d="M13345 4771v356h-5021v9198" svg:viewBox="0 0 5022 9555">
          <text:p/>
        </draw:connector>
        <draw:connector draw:style-name="gr11" draw:text-style-name="P2" draw:layer="layout" draw:line-skew="-3.666cm" svg:x1="13.345cm" svg:y1="4.771cm" svg:x2="11.404cm" svg:y2="12.813cm" draw:start-shape="id12" draw:start-glue-point="2" draw:end-shape="id4" draw:end-glue-point="0" svg:d="M13345 4771v356h-1941v7686" svg:viewBox="0 0 1942 8043">
          <text:p/>
        </draw:connector>
        <draw:connector draw:style-name="gr11" draw:text-style-name="P2" draw:layer="layout" draw:line-skew="-2.913cm" svg:x1="13.345cm" svg:y1="4.771cm" svg:x2="13.344cm" svg:y2="11.308cm" draw:start-shape="id12" draw:start-glue-point="2" draw:end-shape="id6" draw:end-glue-point="0" svg:d="M13345 4771v356h-1v6181" svg:viewBox="0 0 2 6538">
          <text:p/>
        </draw:connector>
        <draw:connector draw:style-name="gr11" draw:text-style-name="P2" draw:layer="layout" draw:line-skew="-0.326cm" svg:x1="13.345cm" svg:y1="4.771cm" svg:x2="14.97cm" svg:y2="5.632cm" draw:start-shape="id12" draw:start-glue-point="2" svg:d="M13345 4771v356h1625v505" svg:viewBox="0 0 1626 862">
          <text:p/>
        </draw:connector>
        <draw:connector draw:style-name="gr11" draw:text-style-name="P2" draw:layer="layout" draw:line-skew="-0.068cm" svg:x1="13.345cm" svg:y1="4.771cm" svg:x2="18.017cm" svg:y2="5.618cm" draw:start-shape="id12" draw:start-glue-point="2" draw:end-shape="id14" draw:end-glue-point="0" svg:d="M13345 4771v356h4672v491" svg:viewBox="0 0 4673 848">
          <text:p/>
        </draw:connector>
        <draw:connector draw:style-name="gr11" draw:text-style-name="P2" draw:layer="layout" draw:line-skew="-0.068cm" svg:x1="13.345cm" svg:y1="4.771cm" svg:x2="21.017cm" svg:y2="5.617cm" draw:start-shape="id12" draw:start-glue-point="2" draw:end-shape="id11" draw:end-glue-point="0" svg:d="M13345 4771v356h7672v490" svg:viewBox="0 0 7673 847">
          <text:p/>
        </draw:connector>
        <draw:connector draw:style-name="gr11" draw:text-style-name="P2" xml:id="id15" draw:id="id15" draw:layer="layout" draw:line-skew="1.089cm" svg:x1="13.345cm" svg:y1="4.771cm" svg:x2="19.615cm" svg:y2="7.615cm" draw:end-shape="id9" draw:end-glue-point="0" svg:d="M13345 4771v2261h6270v583" svg:viewBox="0 0 6271 2845">
          <text:p/>
        </draw:connector>
        <draw:connector draw:style-name="gr11" draw:text-style-name="P2" draw:layer="layout" draw:line-skew="2.762cm" svg:x1="13.345cm" svg:y1="4.771cm" svg:x2="22.516cm" svg:y2="7.616cm" draw:start-shape="id15" draw:start-glue-point="2" draw:end-shape="id10" draw:end-glue-point="0" svg:d="M13345 4771v2261h9171v584" svg:viewBox="0 0 9172 2846">
          <text:p/>
        </draw:connector>
        <draw:connector draw:style-name="gr11" draw:text-style-name="P2" draw:layer="layout" draw:line-skew="1.942cm" svg:x1="13.345cm" svg:y1="4.771cm" svg:x2="15.403cm" svg:y2="9.72cm" draw:end-shape="id7" draw:end-glue-point="0" svg:d="M13345 4771v4166h2058v783" svg:viewBox="0 0 2059 495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1-09-11T14:53:59.820632202</dc:date>
    <meta:editing-duration>PT24M51S</meta:editing-duration>
    <meta:editing-cycles>7</meta:editing-cycles>
    <meta:generator>LibreOffice/7.2.0.4$Linux_X86_64 LibreOffice_project/fa0a9af5681a0acc7909a705f92c1ada8a658552</meta:generator>
    <meta:document-statistic meta:object-count="44"/>
  </office:meta>
</office:document-meta>
</file>